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x_msonormal" style:master-page-name="MP0" style:family="paragraph">
      <style:paragraph-properties fo:break-before="page"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3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4" style:parent-style-name="x_msolistparagraph" style:family="paragraph">
      <style:paragraph-properties fo:margin-top="0in" fo:margin-bottom="0in" fo:background-color="#FFFFFF"/>
    </style:style>
    <style:style style:name="T5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6" style:parent-style-name="Tipodeletrapredefinidodoparágrafo" style:family="text">
      <style:text-properties fo:color="#201F1E" fo:font-size="7pt" style:font-size-asian="7pt" style:font-size-complex="7pt"/>
    </style:style>
    <style:style style:name="T7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8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9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10" style:parent-style-name="x_msolistparagraph" style:family="paragraph">
      <style:paragraph-properties fo:margin-top="0in" fo:margin-bottom="0in" fo:background-color="#FFFFFF"/>
    </style:style>
    <style:style style:name="T11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12" style:parent-style-name="Tipodeletrapredefinidodoparágrafo" style:family="text">
      <style:text-properties fo:color="#201F1E" fo:font-size="7pt" style:font-size-asian="7pt" style:font-size-complex="7pt"/>
    </style:style>
    <style:style style:name="T13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14" style:parent-style-name="x_msolistparagraph" style:family="paragraph">
      <style:paragraph-properties fo:margin-top="0in" fo:margin-bottom="0in" fo:background-color="#FFFFFF"/>
    </style:style>
    <style:style style:name="T15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16" style:parent-style-name="Tipodeletrapredefinidodoparágrafo" style:family="text">
      <style:text-properties fo:color="#201F1E" fo:font-size="7pt" style:font-size-asian="7pt" style:font-size-complex="7pt"/>
    </style:style>
    <style:style style:name="T17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18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19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0" style:parent-style-name="x_msolistparagraph" style:family="paragraph">
      <style:paragraph-properties fo:margin-top="0in" fo:margin-bottom="0in" fo:background-color="#FFFFFF"/>
    </style:style>
    <style:style style:name="T21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22" style:parent-style-name="Tipodeletrapredefinidodoparágrafo" style:family="text">
      <style:text-properties fo:color="#201F1E" fo:font-size="7pt" style:font-size-asian="7pt" style:font-size-complex="7pt"/>
    </style:style>
    <style:style style:name="T23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24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5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6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27" style:parent-style-name="x_msolistparagraph" style:family="paragraph">
      <style:paragraph-properties fo:margin-top="0in" fo:margin-bottom="0in" fo:background-color="#FFFFFF"/>
    </style:style>
    <style:style style:name="T28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29" style:parent-style-name="Tipodeletrapredefinidodoparágrafo" style:family="text">
      <style:text-properties fo:color="#201F1E" fo:font-size="7pt" style:font-size-asian="7pt" style:font-size-complex="7pt"/>
    </style:style>
    <style:style style:name="T30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31" style:parent-style-name="x_msolistparagraph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32" style:parent-style-name="x_msolistparagraph" style:family="paragraph">
      <style:paragraph-properties fo:margin-top="0in" fo:margin-bottom="0in" fo:background-color="#FFFFFF"/>
    </style:style>
    <style:style style:name="T33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34" style:parent-style-name="Tipodeletrapredefinidodoparágrafo" style:family="text">
      <style:text-properties fo:color="#201F1E" fo:font-size="7pt" style:font-size-asian="7pt" style:font-size-complex="7pt"/>
    </style:style>
    <style:style style:name="T35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36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37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38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</office:automatic-styles>
  <office:body>
    <office:text text:use-soft-page-breaks="true">
      <text:p text:style-name="P1">Volto a alertar para o processo de cliente ausente ser obrigatório em todas as intervenções, tenham p.f. atenção.</text:p>
      <text:p text:style-name="P2"/>
      <text:p text:style-name="P3">Técnico chega ao local e cliente está ausente:</text:p>
      <text:p text:style-name="P4"><text:span text:style-name="T5">o</text:span><text:span text:style-name="T6">   </text:span><text:span text:style-name="T7">Técnico contacta o cliente</text:span></text:p>
      <text:p text:style-name="P8">Cliente atende e informa que estará no local em menos de 30min</text:p>
      <text:p text:style-name="P9">Técnico aguarda</text:p>
      <text:p text:style-name="P10"><text:span text:style-name="T11">o</text:span><text:span text:style-name="T12">   </text:span><text:span text:style-name="T13">Cliente chega dentro dos 30min, inicio da intervenção</text:span></text:p>
      <text:p text:style-name="P14"><text:span text:style-name="T15">o</text:span><text:span text:style-name="T16">   </text:span><text:span text:style-name="T17">Cliente não chega dentro dos 30min</text:span></text:p>
      <text:p text:style-name="P18">Técnico contacta o atendimento da Vodafone a informar que cliente não chega dentro dos 30min e abandona o local</text:p>
      <text:p text:style-name="P19">Cliente não atende</text:p>
      <text:p text:style-name="P20"><text:span text:style-name="T21">o</text:span><text:span text:style-name="T22">   </text:span><text:span text:style-name="T23">Técnico aguarda</text:span></text:p>
      <text:p text:style-name="P24">Cliente chega dentro dos 30min, inicio da intervenção</text:p>
      <text:p text:style-name="P25">Cliente não chega dentro dos 30min</text:p>
      <text:p text:style-name="P26">Técnico tenta novo contacto com cliente</text:p>
      <text:p text:style-name="P27"><text:span text:style-name="T28">o</text:span><text:span text:style-name="T29">   </text:span><text:span text:style-name="T30">Se cliente atender técnico, dentro da sua disponibilidade, aguarda pelo cliente.</text:span></text:p>
      <text:p text:style-name="P31">Se não for possível aguardar o tempo pretendido pelo cliente contacta o atendimento da Vodafone a informar que cliente não chegou dentro dos 30min e abandona o local.</text:p>
      <text:p text:style-name="P32"><text:span text:style-name="T33">o</text:span><text:span text:style-name="T34">   </text:span><text:span text:style-name="T35">Se cliente voltar a não atender contacta o atendimento da Vodafone a informar que cliente não chegou dentro dos 30min e abandona o local.</text:span></text:p>
      <text:p text:style-name="P36"/>
      <text:p text:style-name="P37">Com este processo pretendemos que cada situação e cliente ausente só gere uma chamada para o atendimento. Se o atendimento der alguma indicação diferente pf informem-nos de imediato.</text:p>
      <text:p text:style-name="P3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x_msolistparagraph" style:display-name="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asian="Times New Roman" style:font-name-complex="Calibri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Symbol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Symbol"/>
    </style:style>
    <style:style style:name="WW_CharLFO6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0:35:00Z</meta:creation-date>
    <dc:date>2019-10-22T20:38:00Z</dc:date>
    <meta:template xlink:href="Normal" xlink:type="simple"/>
    <meta:editing-cycles>1</meta:editing-cycles>
    <meta:editing-duration>PT180S</meta:editing-duration>
    <meta:document-statistic meta:page-count="1" meta:paragraph-count="2" meta:word-count="192" meta:character-count="1227" meta:row-count="8" meta:non-whitespace-character-count="1037"/>
  </office:meta>
</office:document-meta>
</file>